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83b5"/>
    </style:style>
    <style:style style:name="P2" style:family="paragraph" style:parent-style-name="Standard">
      <style:text-properties officeooo:rsid="0005493b" officeooo:paragraph-rsid="0005493b"/>
    </style:style>
    <style:style style:name="P3" style:family="paragraph" style:parent-style-name="Standard">
      <style:text-properties officeooo:rsid="0005493b" officeooo:paragraph-rsid="000778bb"/>
    </style:style>
    <style:style style:name="P4" style:family="paragraph" style:parent-style-name="Standard">
      <style:text-properties officeooo:rsid="0005493b" officeooo:paragraph-rsid="00088fcb"/>
    </style:style>
    <style:style style:name="T1" style:family="text">
      <style:text-properties officeooo:rsid="0000e139"/>
    </style:style>
    <style:style style:name="T2" style:family="text">
      <style:text-properties officeooo:rsid="000183b5"/>
    </style:style>
    <style:style style:name="T3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4" style:family="text">
      <style:text-properties fo:font-variant="normal" fo:text-transform="none" fo:color="#24292e" style:font-name="SFMono-Regular" fo:font-size="9pt" fo:letter-spacing="normal" fo:font-style="normal" fo:font-weight="normal" officeooo:rsid="000352b8"/>
    </style:style>
    <style:style style:name="T5" style:family="text">
      <style:text-properties fo:font-variant="normal" fo:text-transform="none" fo:color="#24292e" style:font-name="SFMono-Regular" fo:font-size="9pt" fo:letter-spacing="normal" fo:font-style="normal" fo:font-weight="normal" officeooo:rsid="0004713f"/>
    </style:style>
    <style:style style:name="T6" style:family="text">
      <style:text-properties fo:font-variant="normal" fo:text-transform="none" fo:color="#24292e" style:font-name="SFMono-Regular" fo:font-size="9pt" fo:letter-spacing="normal" fo:font-style="normal" fo:font-weight="normal" officeooo:rsid="00058f02"/>
    </style:style>
    <style:style style:name="T7" style:family="text">
      <style:text-properties fo:font-variant="normal" fo:text-transform="none" fo:color="#24292e" style:font-name="SFMono-Regular" fo:font-size="9pt" fo:letter-spacing="normal" fo:font-style="normal" fo:font-weight="normal" officeooo:rsid="000778bb"/>
    </style:style>
    <style:style style:name="T8" style:family="text">
      <style:text-properties fo:font-variant="normal" fo:text-transform="none" fo:color="#24292e" style:font-name="SFMono-Regular" fo:font-size="9pt" fo:letter-spacing="normal" fo:font-style="normal" fo:font-weight="normal" officeooo:rsid="000d1c54"/>
    </style:style>
    <style:style style:name="T9" style:family="text">
      <style:text-properties fo:font-variant="normal" fo:text-transform="none" fo:color="#24292e" style:font-name="SFMono-Regular" fo:font-size="9pt" fo:letter-spacing="normal" fo:font-style="normal" fo:font-weight="normal" officeooo:rsid="000ee051"/>
    </style:style>
    <style:style style:name="T10" style:family="text">
      <style:text-properties fo:font-variant="normal" fo:text-transform="none" fo:color="#24292e" style:font-name="SFMono-Regular" fo:font-size="9pt" fo:letter-spacing="normal" fo:font-style="normal" fo:font-weight="normal" officeooo:rsid="001094ef"/>
    </style:style>
    <style:style style:name="T11" style:family="text">
      <style:text-properties fo:font-variant="normal" fo:text-transform="none" fo:color="#24292e" style:font-name="SFMono-Regular" fo:font-size="9pt" fo:letter-spacing="normal" fo:font-style="normal" fo:font-weight="normal" officeooo:rsid="001114f3"/>
    </style:style>
    <style:style style:name="T12" style:family="text">
      <style:text-properties fo:font-variant="normal" fo:text-transform="none" fo:color="#24292e" style:font-name="SFMono-Regular" fo:font-size="9pt" fo:letter-spacing="normal" fo:font-style="normal" fo:font-weight="normal" officeooo:rsid="00124ddc"/>
    </style:style>
    <style:style style:name="T13" style:family="text">
      <style:text-properties fo:font-variant="normal" fo:text-transform="none" fo:color="#24292e" style:font-name="SFMono-Regular" fo:font-size="9pt" fo:letter-spacing="normal" fo:font-style="normal" fo:font-weight="normal" officeooo:rsid="001448db"/>
    </style:style>
    <style:style style:name="T14" style:family="text">
      <style:text-properties fo:font-variant="normal" fo:text-transform="none" fo:color="#24292e" style:font-name="SFMono-Regular" fo:font-size="9pt" fo:letter-spacing="normal" fo:font-style="normal" fo:font-weight="normal" officeooo:rsid="00162776"/>
    </style:style>
    <style:style style:name="T15" style:family="text">
      <style:text-properties officeooo:rsid="000549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5">Questão 1:</text:span><text:line-break/><text:line-break/>What do the .data, .word, .text directives mean (i.e. what do you use them for)? Hint: think about the</text:p>
      <text:p text:style-name="Standard">different sections of memory ?<text:line-break/><text:line-break/>.<text:span text:style-name="T1">data: Tem o objetivo de definir as constantes e as variáveis globais</text:span></text:p>
      <text:p text:style-name="Standard">.<text:span text:style-name="T1">word: </text:span><text:span text:style-name="T2">Tem o objetivo de criar um espaço na memória para guardar </text:span><text:span text:style-name="T15">a informação declarada</text:span></text:p>
      <text:p text:style-name="Standard">.<text:span text:style-name="T1">text: </text:span><text:span text:style-name="T2">É a seção destinada a escrever o código assembly</text:span></text:p>
      <text:p text:style-name="Standard"/>
      <text:p text:style-name="Standard">Run the program to completion. What number did the program output? What does this number</text:p>
      <text:p text:style-name="Standard">represent?</text:p>
      <text:p text:style-name="Standard"/>
      <text:p text:style-name="P1"><text:span text:style-name="T2">34. É o 9o número na sequência de Fibonacci.<text:line-break/><text:line-break/>At what address is n stored in memory? Hint: Look at the contents of the registers.<text:line-break/><text:line-break/></text:span><text:span text:style-name="T5">Após o comando la t3,n, temos o valor do endereço de n no registrador t3</text:span><text:span text:style-name="T3"> = 0x10000010</text:span><text:line-break/><text:line-break/>Without actually editing the code (i.e. without going into the “Editor” tab), have the program calculate</text:p>
      <text:p text:style-name="P1">the 13th fib number (0-indexed) by manually modifying the value of a register. You may find it helpful</text:p>
      <text:p text:style-name="P1">to first step through the code. If you prefer to look at decimal values, change the “Display Settings”</text:p>
      <text:p text:style-name="P1">option at the bottom.<text:line-break/><text:line-break/><text:span text:style-name="T2">2223. </text:span><text:span text:style-name="T4">Após n = 9 ser carregado no comando lw, modificamos o valor para 0x000000D afim <text:s/>calcularmos o 13o número da sequência de Fibonacci.</text:span></text:p>
      <text:p text:style-name="P1"><text:span text:style-name="T4"/></text:p>
      <text:p text:style-name="P1"><text:span text:style-name="T4"/></text:p>
      <text:p text:style-name="P2"><text:span text:style-name="T4">Q</text:span><text:span text:style-name="T3">uestão 2:</text:span></text:p>
      <text:p text:style-name="P2"><text:span text:style-name="T3"/></text:p>
      <text:p text:style-name="P3"><text:span text:style-name="T3">The register representing the variable k : </text:span><text:span text:style-name="T6">t0(</text:span><text:span text:style-name="T7">x5): É salvo antes de ser chamado pela função square pois também é utilizado nessa função.<text:line-break/><text:line-break/>The register representing the variable sum: s0(x8): sum = sum + dest[k] é representado por x8 = x8 + x7</text:span></text:p>
      <text:p text:style-name="P3"><text:span text:style-name="T7"/></text:p>
      <text:p text:style-name="P4"><text:span text:style-name="T7">The registers acting as pointers to the source and dest arrays: </text:span><text:span text:style-name="T9">x6</text:span><text:span text:style-name="T12">(t1) </text:span><text:span text:style-name="T14">aponta para source</text:span><text:span text:style-name="T9"> e </text:span><text:span text:style-name="T10">x2</text:span><text:span text:style-name="T11">8</text:span><text:span text:style-name="T13">(t3) </text:span><text:span text:style-name="T14">aponta para dest</text:span><text:span text:style-name="T11"> </text:span></text:p>
      <text:p text:style-name="P4"><text:span text:style-name="T7"><text:s text:c="22"/></text:span><text:span text:style-name="T8"><text:s text:c="43"/></text:span></text:p>
      <text:p text:style-name="P4"><text:span text:style-name="T7">The assembly code for the loop found in the C code :<text:line-break/><text:line-break/> <text:s text:c="3"/>slli s3, t0, 2<text:line-break/> <text:s text:c="3"/>add t1, s1, s3<text:line-break/> <text:s text:c="3"/>lw t2, 0(t1)<text:line-break/> <text:s text:c="3"/>beq t2, x0, exit<text:line-break/> <text:s text:c="3"/>add a0, x0, t2<text:line-break/> <text:s text:c="3"/>addi sp, sp, -8<text:line-break/> <text:s text:c="3"/>sw t0, 0(sp)<text:line-break/> <text:s text:c="3"/>sw t2, 4(sp)<text:line-break/> <text:s text:c="3"/>jal square<text:line-break/> <text:s text:c="3"/>lw t0, 0(sp)<text:line-break/> <text:s text:c="3"/>lw t2, 4(sp)<text:line-break/> <text:s text:c="3"/>addi sp, sp, 8<text:line-break/> <text:s text:c="3"/>add t2, x0, a0<text:line-break/> <text:s text:c="3"/>add t3, s2, s3<text:line-break/> <text:s text:c="3"/>sw t2, 0(t3)<text:line-break/> <text:s text:c="3"/>add s0, s0, t2<text:line-break/></text:span><text:soft-page-break/><text:span text:style-name="T7"> <text:s text:c="3"/>addi t0, t0, 1<text:line-break/> <text:s text:c="3"/>jal x0, loop</text:span></text:p>
      <text:p text:style-name="P4"><text:span text:style-name="T7"/></text:p>
      <text:p text:style-name="P4"><text:span text:style-name="T7">How the pointers are manipulated in the assembly code:</text:span><text:span text:style-name="T3"><text:line-break/><text:line-break/></text:span><text:span text:style-name="T11">Os ponteiros são manipulados em assembly guardando em um registrador, o endereço da memória que tem o valor da variável apontada.<text:line-break/><text:line-break/>Ex: Uso do stack pointer para guardar os valores dos endereços da memória que contem o valor das variáveis que foram salvas antes de serem chamadas por uma função.<text:line-break/><text:line-break/></text:span></text:p>
      <text:p text:style-name="P4"><text:span text:style-name="T3"><text:s text:c="4"/>sw t0, 0(sp)<text:line-break/> <text:s text:c="3"/>sw t2, 4(sp)<text:line-break/> <text:s text:c="3"/>jal square<text:line-break/> <text:s text:c="3"/>lw t0, 0(sp)<text:line-break/> <text:s text:c="3"/>lw t2, 4(sp)</text:span></text:p>
      <text:p text:style-name="P4"><text:span text:style-name="T3"><text:line-break/></text:span><text:span text:style-name="T11">Neste exemplo, </text:span><text:span text:style-name="T12">sp armazena e restaura os valores de t0 e t2 (que apontam para um valor na memória). </text:span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04-17T19:31:48.717000000</dc:date>
    <meta:editing-duration>PT3H22M36S</meta:editing-duration>
    <meta:editing-cycles>4</meta:editing-cycles>
    <meta:document-statistic meta:table-count="0" meta:image-count="0" meta:object-count="0" meta:page-count="2" meta:paragraph-count="18" meta:word-count="433" meta:character-count="2490" meta:non-whitespace-character-count="1901"/>
  </office:meta>
</office:document-meta>
</file>